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5cm" style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style:page-number="auto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default-outline-level="10" style:class="chapter">
      <style:paragraph-properties fo:text-align="center" style:justify-single-word="false" text:number-lines="false" text:line-number="0"/>
      <style:text-properties style:font-name="Times New Roman2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.247cm" fo:margin-bottom="0.247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0:21:33.21</meta:creation-date>
    <dc:date>2015-04-07T10:43:30.87</dc:date>
    <meta:editing-duration>P0D</meta:editing-duration>
    <meta:editing-cycles>7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